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A20000025B0000271B704E42B7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fill-color="#cccccc" draw:textarea-horizontal-align="justify" draw:textarea-vertical-align="middle" draw:auto-grow-height="false"/>
    </style:style>
    <style:style style:name="gr4" style:family="graphic" style:parent-style-name="standard">
      <style:graphic-properties draw:stroke="dash" draw:stroke-dash="Fine_20_Dotted" svg:stroke-width="0.127cm" draw:marker-start-width="0.178cm" draw:marker-end-width="0.178cm" draw:textarea-horizontal-align="center" draw:textarea-vertical-align="middle" fo:padding-top="0.188cm" fo:padding-bottom="0.188cm" fo:padding-left="0.313cm" fo:padding-right="0.313cm"/>
    </style:style>
    <style:style style:name="gr5" style:family="graphic" style:parent-style-name="standard">
      <style:graphic-properties draw:stroke="none" draw:stroke-dash="Fine_20_Dotted" svg:stroke-width="0cm" svg:stroke-color="#000000" draw:fill="none" draw:fill-color="#ffffff" fo:min-height="1.044cm"/>
    </style:style>
    <style:style style:name="gr6" style:family="graphic" style:parent-style-name="standard">
      <style:graphic-properties draw:fill-color="#cccccc" draw:textarea-horizontal-align="center" draw:textarea-vertical-align="middle"/>
    </style:style>
    <style:style style:name="gr7" style:family="graphic" style:parent-style-name="standard">
      <style:graphic-properties draw:stroke="none" draw:fill="solid" draw:fill-color="#c0c0c0" draw:color-mode="greyscale" style:mirror="none"/>
    </style:style>
    <style:style style:name="gr8" style:family="graphic" style:parent-style-name="standard">
      <style:graphic-properties draw:fill-color="#b3b3b3" draw:textarea-horizontal-align="center" draw:textarea-vertical-align="middle"/>
    </style:style>
    <style:style style:name="gr9" style:family="graphic" style:parent-style-name="standard">
      <style:graphic-properties draw:stroke="dash" draw:stroke-dash="Fine_20_Dotted" svg:stroke-width="0.1cm" draw:marker-start-width="0.15cm" draw:marker-end-width="0.15cm" draw:textarea-horizontal-align="center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svg:stroke-width="0.127cm" draw:marker-start-width="0.305cm" draw:marker-end="Arrow" draw:marker-end-width="0.305cm" draw:textarea-horizontal-align="center" draw:textarea-vertical-align="middle" fo:padding-top="0.188cm" fo:padding-bottom="0.188cm" fo:padding-left="0.313cm" fo:padding-right="0.313cm"/>
    </style:style>
    <style:style style:name="gr11" style:family="graphic" style:parent-style-name="standard">
      <style:graphic-properties draw:stroke="none" svg:stroke-color="#000000" draw:fill="none" draw:fill-color="#b3b3b3" fo:min-height="1.237cm"/>
    </style:style>
    <style:style style:name="gr12" style:family="graphic" style:parent-style-name="standard">
      <style:graphic-properties draw:stroke="none" svg:stroke-color="#000000" draw:fill="none" draw:fill-color="#ffffff" fo:min-height="0.2cm"/>
    </style:style>
    <style:style style:name="gr13" style:family="graphic" style:parent-style-name="standard">
      <style:graphic-properties draw:stroke="none" svg:stroke-width="0.1cm" svg:stroke-color="#000000" draw:fill="none" draw:fill-color="#ffffff" fo:min-height="0.153cm" fo:padding-top="0.175cm" fo:padding-bottom="0.175cm" fo:padding-left="0.3cm" fo:padding-right="0.3cm"/>
    </style:style>
    <style:style style:name="gr14" style:family="graphic" style:parent-style-name="standard">
      <style:graphic-properties draw:stroke="none" svg:stroke-width="0.1cm" svg:stroke-color="#000000" draw:fill="none" draw:fill-color="#ffffff" fo:min-height="0.152cm" fo:padding-top="0.175cm" fo:padding-bottom="0.175cm" fo:padding-left="0.3cm" fo:padding-right="0.3cm"/>
    </style:style>
    <style:style style:name="gr15" style:family="graphic" style:parent-style-name="standard">
      <style:graphic-properties draw:stroke="none" svg:stroke-width="0.1cm" svg:stroke-color="#000000" draw:fill="none" draw:fill-color="#ffffff" fo:min-height="0.151cm" fo:padding-top="0.175cm" fo:padding-bottom="0.175cm" fo:padding-left="0.3cm" fo:padding-right="0.3cm"/>
    </style:style>
    <style:style style:name="gr16" style:family="graphic" style:parent-style-name="standard">
      <style:graphic-properties draw:stroke="none" svg:stroke-width="0.1cm" svg:stroke-color="#000000" draw:fill="none" draw:fill-color="#ffffff" fo:min-height="88.65cm" fo:padding-top="0.175cm" fo:padding-bottom="0.175cm" fo:padding-left="0.3cm" fo:padding-right="0.3cm"/>
    </style:style>
    <style:style style:name="gr17" style:family="graphic" style:parent-style-name="standard">
      <style:graphic-properties svg:stroke-width="0.1cm" draw:marker-end="Arrow" draw:marker-end-width="0.3cm" draw:textarea-horizontal-align="center" draw:textarea-vertical-align="middle" fo:padding-top="0.175cm" fo:padding-bottom="0.175cm" fo:padding-left="0.3cm" fo:padding-right="0.3cm"/>
    </style:style>
    <style:style style:name="gr18" style:family="graphic" style:parent-style-name="standard">
      <style:graphic-properties draw:stroke="solid" draw:stroke-dash="Fine_20_Dotted" svg:stroke-width="0.127cm" draw:marker-start-width="0.305cm" draw:marker-end="Arrow" draw:marker-end-width="0.305cm" draw:textarea-horizontal-align="center" draw:textarea-vertical-align="middle" fo:padding-top="0.188cm" fo:padding-bottom="0.188cm" fo:padding-left="0.313cm" fo:padding-right="0.313cm"/>
    </style:style>
    <style:style style:name="gr19" style:family="graphic" style:parent-style-name="standard">
      <style:graphic-properties draw:stroke="none" draw:fill="solid" draw:fill-color="#ff0000" draw:fill-gradient-name="Gradient_20_1" draw:shadow-offset-x="0.305cm" draw:shadow-offset-y="0.305cm" draw:color-mode="greyscale" style:mirror="horizontal"/>
    </style:style>
    <style:style style:name="gr20" style:family="graphic" style:parent-style-name="standard">
      <style:graphic-properties draw:stroke="none" draw:stroke-dash="Fine_20_Dotted" svg:stroke-width="0cm" svg:stroke-color="#000000" draw:fill="none" draw:fill-color="#ffffff" fo:min-height="2.155cm"/>
    </style:style>
    <style:style style:name="gr21" style:family="graphic" style:parent-style-name="standard">
      <style:graphic-properties draw:stroke="none" svg:stroke-width="0.1cm" svg:stroke-color="#000000" draw:fill="none" draw:fill-color="#ffffff" fo:min-height="0.168cm" fo:padding-top="0.175cm" fo:padding-bottom="0.175cm" fo:padding-left="0.3cm" fo:padding-right="0.3cm"/>
    </style:style>
    <style:style style:name="gr22" style:family="graphic" style:parent-style-name="standard">
      <style:graphic-properties draw:fill="solid" draw:fill-color="#b3b3b3" draw:textarea-horizontal-align="center" draw:textarea-vertical-align="middle"/>
    </style:style>
    <style:style style:name="gr23" style:family="graphic" style:parent-style-name="standard">
      <style:graphic-properties draw:stroke="solid" draw:stroke-dash="Fine_20_Dotted" svg:stroke-width="0cm" draw:fill="solid" draw:fill-color="#cccccc" draw:textarea-horizontal-align="center" draw:textarea-vertical-align="middle"/>
    </style:style>
    <style:style style:name="gr24" style:family="graphic" style:parent-style-name="standard">
      <style:graphic-properties draw:stroke="dash" draw:stroke-dash="Fine_20_Dotted"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25" style:family="graphic" style:parent-style-name="standard">
      <style:graphic-properties draw:stroke="none" draw:stroke-dash="Fine_20_Dotted" svg:stroke-width="0cm" svg:stroke-color="#000000" draw:fill="none" draw:fill-color="#ffffff" fo:min-height="0.464cm"/>
    </style:style>
    <style:style style:name="gr26" style:family="graphic" style:parent-style-name="standard">
      <style:graphic-properties draw:stroke="none" svg:stroke-color="#000000" draw:fill="none" draw:fill-color="#ffffff" fo:min-height="0.199cm"/>
    </style:style>
    <style:style style:name="gr27" style:family="graphic" style:parent-style-name="standard">
      <style:graphic-properties draw:fill-color="#e6e6e6" draw:textarea-horizontal-align="center" draw:textarea-vertical-align="middle"/>
    </style:style>
    <style:style style:name="gr28" style:family="graphic" style:parent-style-name="standard">
      <style:graphic-properties draw:fill-color="#cccccc" draw:textarea-horizontal-align="justify" draw:textarea-vertical-align="middle" draw:auto-grow-height="false"/>
    </style:style>
    <style:style style:name="gr29" style:family="graphic" style:parent-style-name="standard">
      <style:graphic-properties svg:stroke-width="0.127cm" draw:marker-start-width="0.305cm" draw:marker-end="Arrow" draw:marker-end-width="0.3cm" draw:textarea-horizontal-align="center" draw:textarea-vertical-align="middle" fo:padding-top="0.188cm" fo:padding-bottom="0.188cm" fo:padding-left="0.313cm" fo:padding-right="0.313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cm" fo:min-width="1.32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1cm" fo:min-width="1.32cm"/>
    </style:style>
    <style:style style:name="gr32" style:family="graphic" style:parent-style-name="standard">
      <style:graphic-properties draw:marker-end="Arrow" draw:marker-end-width="0.3cm" draw:textarea-horizontal-align="center" draw:textarea-vertical-align="middle"/>
    </style:style>
    <style:style style:name="gr33" style:family="graphic" style:parent-style-name="standard">
      <style:graphic-properties draw:fill-color="#999999" draw:textarea-horizontal-align="justify" draw:textarea-vertical-align="middle" draw:auto-grow-height="false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86cm" fo:min-width="0.688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3cm" fo:min-width="1.071cm"/>
    </style:style>
    <style:style style:name="gr36" style:family="graphic" style:parent-style-name="standard">
      <style:graphic-properties draw:fill="none" draw:textarea-horizontal-align="justify" draw:textarea-vertical-align="middle" draw:auto-grow-height="false"/>
    </style:style>
    <style:style style:name="gr37" style:family="graphic" style:parent-style-name="standard">
      <style:graphic-properties draw:stroke="none" draw:stroke-dash="Line_20_with_20_Fine_20_Dots" svg:stroke-width="0.1cm" svg:stroke-color="#000000" draw:fill="none" draw:fill-color="#ffffff" fo:min-height="0.15cm" fo:padding-top="0.175cm" fo:padding-bottom="0.175cm" fo:padding-left="0.3cm" fo:padding-right="0.3cm"/>
    </style:style>
    <style:style style:name="gr38" style:family="graphic" style:parent-style-name="standard">
      <style:graphic-properties draw:stroke="solid" draw:stroke-dash="Line_20_with_20_Fine_20_Dots" svg:stroke-width="0.1cm" svg:stroke-color="#000000" draw:marker-end="Arrow" draw:marker-end-width="0.3cm" draw:textarea-horizontal-align="center" draw:textarea-vertical-align="middle" fo:padding-top="0.175cm" fo:padding-bottom="0.175cm" fo:padding-left="0.3cm" fo:padding-right="0.3cm"/>
    </style:style>
    <style:style style:name="gr39" style:family="graphic" style:parent-style-name="standard">
      <style:graphic-properties draw:stroke="solid" draw:stroke-dash="Fine_20_Dotted" draw:marker-end="Arrow" draw:marker-end-width="0.3cm" draw:textarea-horizontal-align="center" draw:textarea-vertical-align="middle"/>
    </style:style>
    <style:style style:name="gr40" style:family="graphic" style:parent-style-name="standard">
      <style:graphic-properties draw:stroke="solid" draw:stroke-dash="Fine_20_Dotted" svg:stroke-width="0cm" draw:fill-color="#cccccc" draw:textarea-horizontal-align="center" draw:textarea-vertical-align="middle"/>
    </style:style>
    <style:style style:name="gr41" style:family="graphic" style:parent-style-name="standard">
      <style:graphic-properties svg:stroke-width="0.127cm" draw:marker-start-width="0.305cm" draw:marker-end="" draw:marker-end-width="0.305cm" draw:textarea-horizontal-align="center" draw:textarea-vertical-align="middle" fo:padding-top="0.188cm" fo:padding-bottom="0.188cm" fo:padding-left="0.313cm" fo:padding-right="0.313cm"/>
    </style:style>
    <style:style style:name="gr42" style:family="graphic" style:parent-style-name="standard">
      <style:graphic-properties draw:stroke="solid" draw:stroke-dash="Fine_20_Dotted" svg:stroke-width="0cm" draw:fill-color="#cccccc" draw:textarea-horizontal-align="center" draw:textarea-vertical-align="middle"/>
    </style:style>
    <style:style style:name="gr43" style:family="graphic" style:parent-style-name="standard">
      <style:graphic-properties draw:stroke="none" draw:stroke-dash="Fine_20_Dotted" svg:stroke-width="0cm" svg:stroke-color="#000000" draw:fill="none" draw:fill-color="#ffffff" fo:min-height="0.75cm"/>
    </style:style>
    <style:style style:name="gr44" style:family="graphic" style:parent-style-name="standard">
      <style:graphic-properties draw:stroke="none" svg:stroke-color="#000000" draw:fill="none" draw:fill-color="#ffffff" fo:min-height="1.237cm"/>
    </style:style>
    <style:style style:name="gr45" style:family="graphic" style:parent-style-name="standard">
      <style:graphic-properties draw:stroke="none" svg:stroke-color="#000000" draw:fill="none" draw:fill-color="#ffffff" fo:min-height="0.434cm"/>
    </style:style>
    <style:style style:name="gr46" style:family="graphic" style:parent-style-name="standard">
      <style:graphic-properties draw:stroke="solid" draw:stroke-dash="Fine_20_Dotted" svg:stroke-width="0cm" draw:marker-start-width="0.152cm" draw:marker-end="Arrow" draw:marker-end-width="0.152cm" draw:textarea-horizontal-align="center" draw:textarea-vertical-align="middle"/>
    </style:style>
    <style:style style:name="gr47" style:family="graphic" style:parent-style-name="standard">
      <style:graphic-properties draw:marker-start-width="0.203cm" draw:marker-end="Arrow" draw:marker-end-width="0.20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12pt" style:font-size-asian="12pt" style:font-size-complex="12pt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text-align="center" fo:text-indent="0cm"/>
      <style:text-properties fo:font-size="10pt" style:font-size-asian="10pt" style:font-size-complex="10pt"/>
    </style:style>
    <style:style style:name="P6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7" style:family="paragraph">
      <style:paragraph-properties fo:margin-left="0cm" fo:margin-right="0cm" fo:text-indent="0cm"/>
      <style:text-properties fo:font-size="13pt" style:font-size-asian="13pt" style:font-size-complex="13pt"/>
    </style:style>
    <style:style style:name="P8" style:family="paragraph">
      <style:paragraph-properties fo:margin-left="0cm" fo:margin-right="0cm" fo:text-indent="0cm"/>
      <style:text-properties fo:font-size="10pt" style:font-size-asian="10pt" style:font-size-complex="10pt"/>
    </style:style>
    <style:style style:name="P9" style:family="paragraph">
      <style:text-properties fo:font-size="10pt" style:font-size-asian="10pt" style:font-size-complex="10pt"/>
    </style:style>
    <style:style style:name="P10" style:family="paragraph">
      <style:paragraph-properties fo:margin-left="0cm" fo:margin-right="0cm" fo:text-align="center" fo:text-indent="0cm"/>
      <style:text-properties fo:font-size="12pt" style:font-size-asian="12pt" style:font-size-complex="12pt"/>
    </style:style>
    <style:style style:name="P11" style:family="paragraph">
      <style:paragraph-properties fo:text-align="center"/>
      <style:text-properties fo:font-size="12pt" style:font-size-asian="12pt" style:font-size-complex="12pt"/>
    </style:style>
    <style:style style:name="P12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style:text-position="0% 100%" fo:font-size="10pt" style:font-size-asian="10pt" style:font-size-complex="10pt"/>
    </style:style>
    <style:style style:name="T6" style:family="text">
      <style:text-properties style:text-position="super 58%" fo:font-size="10pt" style:font-size-asian="10pt" style:font-size-complex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office:forms form:automatic-focus="false" form:apply-design-mode="false"/>
        <draw:custom-shape draw:style-name="gr1" draw:text-style-name="P1" draw:layer="layout" svg:width="21.219cm" svg:height="21.509cm" svg:x="31.336cm" svg:y="8.9cm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2" draw:text-style-name="P1" draw:layer="layout" svg:x1="38.3cm" svg:y1="24.389cm" svg:x2="38.3cm" svg:y2="25.445cm">
            <text:p text:style-name="P2"/>
          </draw:line>
          <draw:line draw:style-name="gr2" draw:text-style-name="P1" draw:layer="layout" svg:x1="37.661cm" svg:y1="24.203cm" svg:x2="37.661cm" svg:y2="24.852cm">
            <text:p text:style-name="P2"/>
          </draw:line>
          <draw:line draw:style-name="gr2" draw:text-style-name="P1" draw:layer="layout" svg:x1="37.661cm" svg:y1="24.203cm" svg:x2="38.3cm" svg:y2="24.389cm">
            <text:p text:style-name="P2"/>
          </draw:line>
          <draw:line draw:style-name="gr2" draw:text-style-name="P1" draw:layer="layout" svg:x1="37.661cm" svg:y1="25.65cm" svg:x2="38.3cm" svg:y2="25.464cm">
            <text:p text:style-name="P2"/>
          </draw:line>
          <draw:line draw:style-name="gr2" draw:text-style-name="P1" draw:layer="layout" svg:x1="37.661cm" svg:y1="25.002cm" svg:x2="37.661cm" svg:y2="25.632cm">
            <text:p text:style-name="P2"/>
          </draw:line>
          <draw:line draw:style-name="gr2" draw:text-style-name="P1" draw:layer="layout" svg:x1="37.661cm" svg:y1="24.852cm" svg:x2="37.839cm" svg:y2="24.929cm">
            <text:p text:style-name="P2"/>
          </draw:line>
          <draw:line draw:style-name="gr2" draw:text-style-name="P1" draw:layer="layout" svg:x1="37.661cm" svg:y1="25.001cm" svg:x2="37.839cm" svg:y2="24.924cm">
            <text:p text:style-name="P2"/>
          </draw:line>
          <draw:line draw:style-name="gr2" draw:text-style-name="P1" draw:layer="layout" svg:x1="38.037cm" svg:y1="24.84cm" svg:x2="38.037cm" svg:y2="25.022cm">
            <text:p text:style-name="P2"/>
          </draw:line>
          <draw:line draw:style-name="gr2" draw:text-style-name="P1" draw:layer="layout" svg:x1="37.969cm" svg:y1="24.925cm" svg:x2="38.117cm" svg:y2="24.925cm">
            <text:p text:style-name="P2"/>
          </draw:line>
        </draw:g>
        <draw:custom-shape draw:style-name="gr3" draw:text-style-name="P1" draw:layer="layout" svg:width="4cm" svg:height="1cm" draw:transform="rotate (-1.57079632679579) translate (36.7cm 23.35cm)">
          <text:p text:style-name="P2"/>
          <draw:enhanced-geometry svg:viewBox="0 0 21600 21600" draw:mirror-horizontal="true" draw:mirror-vertical="false" draw:glue-points="?f6 10800 10800 21600 ?f5 10800 10800 0" draw:text-areas="?f3 ?f3 ?f4 ?f4" draw:type="trapezoid" draw:modifiers="2456.38590352412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4" draw:text-style-name="P1" draw:layer="layout" svg:x1="35cm" svg:y1="25.05cm" svg:x2="35cm" svg:y2="26.55cm">
          <text:p text:style-name="P2"/>
        </draw:line>
        <draw:frame draw:style-name="gr5" draw:text-style-name="P3" draw:layer="layout" svg:width="1cm" svg:height="2.367cm" svg:x="35.8cm" svg:y="23.95cm">
          <draw:text-box>
            <text:p text:style-name="P2"><text:span text:style-name="T1"/></text:p>
            <text:p text:style-name="P2"><text:span text:style-name="T1">M</text:span></text:p>
            <text:p text:style-name="P2"><text:span text:style-name="T1">U</text:span></text:p>
            <text:p text:style-name="P2"><text:span text:style-name="T1">X</text:span></text:p>
          </draw:text-box>
        </draw:frame>
        <draw:rect draw:style-name="gr6" draw:text-style-name="P1" draw:layer="layout" svg:width="4.5cm" svg:height="8.82cm" svg:x="39.8cm" svg:y="20.3cm">
          <text:p text:style-name="P2"/>
        </draw:rect>
        <draw:frame draw:style-name="gr7" draw:layer="layout" svg:width="0.599cm" svg:height="7.411cm" svg:x="33.028cm" svg:y="21.75cm">
          <draw:image xlink:href="Pictures/200000A20000025B0000271B704E42B7.svm" xlink:type="simple" xlink:show="embed" xlink:actuate="onLoad">
            <text:p text:style-name="P2"/>
          </draw:image>
        </draw:frame>
        <draw:rect draw:style-name="gr8" draw:text-style-name="P5" draw:layer="layout" svg:width="3.5cm" svg:height="0.5cm" svg:x="40.3cm" svg:y="21.05cm">
          <text:p text:style-name="P4"><text:span text:style-name="T2">FIFO_1</text:span></text:p>
        </draw:rect>
        <draw:line draw:style-name="gr9" draw:text-style-name="P1" draw:layer="layout" svg:x1="42.1cm" svg:y1="24.45cm" svg:x2="42.1cm" svg:y2="25.95cm">
          <text:p text:style-name="P2"/>
        </draw:line>
        <draw:line draw:style-name="gr10" draw:text-style-name="P1" draw:layer="layout" svg:x1="36.7cm" svg:y1="25.35cm" svg:x2="37.661cm" svg:y2="25.35cm">
          <text:p text:style-name="P2"/>
        </draw:line>
        <draw:line draw:style-name="gr10" draw:text-style-name="P1" draw:layer="layout" svg:x1="38.3cm" svg:y1="24.95cm" svg:x2="39.8cm" svg:y2="24.95cm">
          <text:p text:style-name="P2"/>
        </draw:line>
        <draw:frame draw:style-name="gr11" draw:text-style-name="P3" draw:layer="layout" svg:width="4cm" svg:height="1.487cm" svg:x="37.092cm" svg:y="21.24cm">
          <draw:text-box>
            <text:p text:style-name="P2"><text:span text:style-name="T1">wr_flow</text:span></text:p>
          </draw:text-box>
        </draw:frame>
        <draw:frame draw:style-name="gr12" draw:text-style-name="P6" draw:layer="layout" svg:width="2.5cm" svg:height="0.869cm" svg:x="38.2cm" svg:y="24.15cm">
          <draw:text-box>
            <text:p text:style-name="P2"><text:span text:style-name="T3">wadr</text:span></text:p>
          </draw:text-box>
        </draw:frame>
        <draw:frame draw:style-name="gr13" draw:text-style-name="P6" draw:layer="layout" svg:width="2cm" svg:height="0.969cm" draw:transform="rotate (1.5707963267946) translate (48.422cm 32.35cm)">
          <draw:text-box>
            <text:p text:style-name="P2"><text:span text:style-name="T3">wen</text:span></text:p>
          </draw:text-box>
        </draw:frame>
        <draw:frame draw:style-name="gr14" draw:text-style-name="P6" draw:layer="layout" svg:width="2cm" svg:height="0.969cm" draw:transform="rotate (1.5707963267946) translate (49.572cm 32.15cm)">
          <draw:text-box>
            <text:p text:style-name="P2"><text:span text:style-name="T3">ren</text:span></text:p>
          </draw:text-box>
        </draw:frame>
        <draw:frame draw:style-name="gr15" draw:text-style-name="P6" draw:layer="layout" svg:width="4cm" svg:height="0.969cm" svg:x="40.9cm" svg:y="28.05cm">
          <draw:text-box>
            <text:p text:style-name="P2"><text:span text:style-name="T3">Memory</text:span></text:p>
          </draw:text-box>
        </draw:frame>
        <draw:frame draw:style-name="gr16" draw:text-style-name="P6" draw:layer="layout" svg:width="7.02cm" svg:height="89cm" draw:transform="rotate (1.5707963267946) translate (31.92cm 26.85cm)">
          <draw:text-box>
            <text:p text:style-name="P2"><text:span text:style-name="T3">wadr_array</text:span></text:p>
          </draw:text-box>
        </draw:frame>
        <draw:polyline draw:style-name="gr17" draw:text-style-name="P1" draw:layer="layout" svg:width="2.518cm" svg:height="1.21cm" draw:transform="skewX (0.505970950153061) rotate (-0.645073691538168) translate (34.3859036470403cm 22.1473204694232cm)" svg:viewBox="0 0 2519 1211" draw:points="0,-5229 563,-5956 2144,-4745 2519,-5228">
          <text:p text:style-name="P2"/>
        </draw:polyline>
        <draw:polyline draw:style-name="gr17" draw:text-style-name="P1" draw:layer="layout" svg:width="2.097cm" svg:height="0.563cm" draw:transform="skewX (1.11090206889418) rotate (-0.286583063178601) translate (34.2104149156672cm 23.8038629883375cm)" svg:viewBox="0 0 2098 564" draw:points="0,26588 361,26325 1684,26889 2098,26588">
          <text:p text:style-name="P2"/>
        </draw:polyline>
        <draw:polyline draw:style-name="gr17" draw:text-style-name="P1" draw:layer="layout" svg:width="2.516cm" svg:height="1.208cm" draw:transform="skewX (-0.506494548928659) rotate (-2.497042560829) translate (36.397344925437cm 27.227430187238cm)" svg:viewBox="0 0 2517 1209" draw:points="2517,-86541 1953,-87267 375,-86058 0,-86541">
          <text:p text:style-name="P2"/>
        </draw:polyline>
        <draw:polyline draw:style-name="gr18" draw:text-style-name="P1" draw:layer="layout" svg:width="3.474cm" svg:height="2.008cm" draw:transform="skewX (0.0762708883121378) rotate (2.16281200907097) translate (37.1582065080345cm 24.8362496944905cm)" svg:viewBox="0 0 3475 2009" draw:points="3475,35959 2178,35127 332,33950 0,34507">
          <text:p text:style-name="P2"/>
        </draw:polyline>
        <draw:polyline draw:style-name="gr18" draw:text-style-name="P1" draw:layer="layout" svg:width="4.226cm" svg:height="0.804cm" draw:transform="skewX (1.35646989464974) rotate (1.41546202336713) translate (36.0929010163651cm 22.566555816358cm)" svg:viewBox="0 0 4227 805" draw:points="4227,79104 401,78299 0,78523">
          <text:p text:style-name="P2"/>
        </draw:polyline>
        <draw:g>
          <draw:line draw:style-name="gr2" draw:text-style-name="P1" draw:layer="layout" svg:x1="45.838cm" svg:y1="24.37cm" svg:x2="45.838cm" svg:y2="25.426cm">
            <text:p text:style-name="P2"/>
          </draw:line>
          <draw:line draw:style-name="gr2" draw:text-style-name="P1" draw:layer="layout" svg:x1="46.477cm" svg:y1="24.184cm" svg:x2="46.477cm" svg:y2="24.833cm">
            <text:p text:style-name="P2"/>
          </draw:line>
          <draw:line draw:style-name="gr2" draw:text-style-name="P1" draw:layer="layout" svg:x1="46.477cm" svg:y1="24.184cm" svg:x2="45.838cm" svg:y2="24.37cm">
            <text:p text:style-name="P2"/>
          </draw:line>
          <draw:line draw:style-name="gr2" draw:text-style-name="P1" draw:layer="layout" svg:x1="46.477cm" svg:y1="25.631cm" svg:x2="45.838cm" svg:y2="25.445cm">
            <text:p text:style-name="P2"/>
          </draw:line>
          <draw:line draw:style-name="gr2" draw:text-style-name="P1" draw:layer="layout" svg:x1="46.477cm" svg:y1="24.983cm" svg:x2="46.477cm" svg:y2="25.613cm">
            <text:p text:style-name="P2"/>
          </draw:line>
          <draw:line draw:style-name="gr2" draw:text-style-name="P1" draw:layer="layout" svg:x1="46.477cm" svg:y1="24.833cm" svg:x2="46.299cm" svg:y2="24.91cm">
            <text:p text:style-name="P2"/>
          </draw:line>
          <draw:line draw:style-name="gr2" draw:text-style-name="P1" draw:layer="layout" svg:x1="46.477cm" svg:y1="24.982cm" svg:x2="46.299cm" svg:y2="24.905cm">
            <text:p text:style-name="P2"/>
          </draw:line>
          <draw:line draw:style-name="gr2" draw:text-style-name="P1" draw:layer="layout" svg:x1="46.101cm" svg:y1="24.821cm" svg:x2="46.101cm" svg:y2="25.003cm">
            <text:p text:style-name="P2"/>
          </draw:line>
          <draw:line draw:style-name="gr2" draw:text-style-name="P1" draw:layer="layout" svg:x1="46.169cm" svg:y1="24.906cm" svg:x2="46.021cm" svg:y2="24.906cm">
            <text:p text:style-name="P2"/>
          </draw:line>
        </draw:g>
        <draw:custom-shape draw:style-name="gr3" draw:text-style-name="P1" draw:layer="layout" svg:width="4cm" svg:height="1cm" draw:transform="rotate (-1.57079632679579) translate (48.438cm 23.431cm)">
          <text:p text:style-name="P2"/>
          <draw:enhanced-geometry svg:viewBox="0 0 21600 21600" draw:mirror-horizontal="false" draw:mirror-vertical="false" draw:glue-points="?f6 10800 10800 21600 ?f5 10800 10800 0" draw:text-areas="?f3 ?f3 ?f4 ?f4" draw:type="trapezoid" draw:modifiers="2456.38590352412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4" draw:text-style-name="P1" draw:layer="layout" svg:x1="49.138cm" svg:y1="25.131cm" svg:x2="49.138cm" svg:y2="26.631cm">
          <text:p text:style-name="P2"/>
        </draw:line>
        <draw:frame draw:style-name="gr19" draw:layer="layout" svg:width="0.599cm" svg:height="7.411cm" svg:x="50.511cm" svg:y="21.831cm">
          <draw:image xlink:href="Pictures/200000A20000025B0000271B704E42B7.svm" xlink:type="simple" xlink:show="embed" xlink:actuate="onLoad">
            <text:p text:style-name="P2"/>
          </draw:image>
        </draw:frame>
        <draw:line draw:style-name="gr10" draw:text-style-name="P1" draw:layer="layout" svg:x1="47.438cm" svg:y1="25.331cm" svg:x2="46.477cm" svg:y2="25.331cm">
          <text:p text:style-name="P2"/>
        </draw:line>
        <draw:line draw:style-name="gr10" draw:text-style-name="P1" draw:layer="layout" svg:x1="45.838cm" svg:y1="24.931cm" svg:x2="44.338cm" svg:y2="24.931cm">
          <text:p text:style-name="P2"/>
        </draw:line>
        <draw:polyline draw:style-name="gr17" draw:text-style-name="P1" draw:layer="layout" svg:width="2.518cm" svg:height="1.21cm" draw:transform="skewX (-0.505970950153061) rotate (0.645073691536983) translate (47.7392201365496cm 23.7429294361684cm)" svg:viewBox="0 0 2519 1211" draw:points="2519,96078 1956,95351 375,96562 0,96079">
          <text:p text:style-name="P2"/>
        </draw:polyline>
        <draw:polyline draw:style-name="gr17" draw:text-style-name="P1" draw:layer="layout" svg:width="2.097cm" svg:height="0.563cm" draw:transform="skewX (-1.11090206889418) rotate (0.286583063177415) translate (47.9154297676903cm 24.4778357974348cm)" svg:viewBox="0 0 2098 564" draw:points="2098,74311 1736,74048 414,74612 0,74311">
          <text:p text:style-name="P2"/>
        </draw:polyline>
        <draw:polyline draw:style-name="gr17" draw:text-style-name="P1" draw:layer="layout" svg:width="2.516cm" svg:height="1.208cm" draw:transform="skewX (0.506494548928659) rotate (2.49704256082782) translate (49.7524043547256cm 28.8205420771682cm)" svg:viewBox="0 0 2517 1209" draw:points="0,14436 563,13710 2142,14919 2517,14436">
          <text:p text:style-name="P2"/>
        </draw:polyline>
        <draw:frame draw:style-name="gr20" draw:text-style-name="P7" draw:layer="layout" svg:width="1cm" svg:height="2.405cm" svg:x="47.5cm" svg:y="24.051cm">
          <draw:text-box>
            <text:p text:style-name="P2"><text:span text:style-name="T4"/></text:p>
            <text:p text:style-name="P2"><text:span text:style-name="T1">M</text:span></text:p>
            <text:p text:style-name="P2"><text:span text:style-name="T1">U</text:span></text:p>
            <text:p text:style-name="P2"><text:span text:style-name="T1">X</text:span></text:p>
          </draw:text-box>
        </draw:frame>
        <draw:frame draw:style-name="gr21" draw:text-style-name="P6" draw:layer="layout" svg:width="7.02cm" svg:height="0.969cm" draw:transform="rotate (1.5707963267946) translate (51.02cm 26.85cm)">
          <draw:text-box>
            <text:p text:style-name="P2"><text:span text:style-name="T3">radr_array</text:span></text:p>
          </draw:text-box>
        </draw:frame>
        <draw:rect draw:style-name="gr22" draw:text-style-name="P5" draw:layer="layout" svg:width="3.5cm" svg:height="0.5cm" svg:x="40.3cm" svg:y="21.85cm">
          <text:p text:style-name="P4"><text:span text:style-name="T2">FIFO_2</text:span></text:p>
        </draw:rect>
        <draw:rect draw:style-name="gr22" draw:text-style-name="P5" draw:layer="layout" svg:width="3.5cm" svg:height="0.5cm" svg:x="40.3cm" svg:y="26.95cm">
          <text:p text:style-name="P4"><text:span text:style-name="T2">FIFO_N</text:span></text:p>
        </draw:rect>
        <draw:rect draw:style-name="gr23" draw:text-style-name="P1" draw:layer="layout" svg:width="9.368cm" svg:height="7.744cm" svg:x="37.154cm" svg:y="9.82cm">
          <text:p text:style-name="P2"/>
        </draw:rect>
        <draw:line draw:style-name="gr24" draw:text-style-name="P1" draw:layer="layout" svg:x1="39.4cm" svg:y1="13.42cm" svg:x2="39.4cm" svg:y2="14.647cm">
          <text:p text:style-name="P2"/>
        </draw:line>
        <draw:line draw:style-name="gr24" draw:text-style-name="P1" draw:layer="layout" svg:x1="41.7cm" svg:y1="13.42cm" svg:x2="41.7cm" svg:y2="14.647cm">
          <text:p text:style-name="P2"/>
        </draw:line>
        <draw:line draw:style-name="gr24" draw:text-style-name="P1" draw:layer="layout" svg:x1="44.1cm" svg:y1="13.42cm" svg:x2="44.1cm" svg:y2="14.647cm">
          <text:p text:style-name="P2"/>
        </draw:line>
        <draw:line draw:style-name="gr9" draw:text-style-name="P1" draw:layer="layout" svg:x1="36.7cm" svg:y1="13.42cm" svg:x2="36.7cm" svg:y2="14.92cm">
          <text:p text:style-name="P2"/>
        </draw:line>
        <draw:frame draw:style-name="gr25" draw:text-style-name="P3" draw:layer="layout" svg:width="0.5cm" svg:height="0.78cm" svg:x="33.7cm" svg:y="13.12cm">
          <draw:text-box>
            <text:p text:style-name="P2"><text:span text:style-name="T1">1</text:span></text:p>
          </draw:text-box>
        </draw:frame>
        <draw:frame draw:style-name="gr26" draw:text-style-name="P6" draw:layer="layout" svg:width="2.5cm" svg:height="0.869cm" svg:x="44.5cm" svg:y="24.151cm">
          <draw:text-box>
            <text:p text:style-name="P2"><text:span text:style-name="T3">radr</text:span></text:p>
          </draw:text-box>
        </draw:frame>
        <draw:line draw:style-name="gr10" draw:text-style-name="P1" draw:layer="layout" svg:x1="32.812cm" svg:y1="20.95cm" svg:x2="32.809cm" svg:y2="15.9cm">
          <text:p text:style-name="P2"/>
        </draw:line>
        <draw:rect draw:style-name="gr27" draw:text-style-name="P5" draw:layer="layout" svg:width="7.959cm" svg:height="1.471cm" svg:x="37.804cm" svg:y="9.992cm">
          <text:p text:style-name="P4"><text:span text:style-name="T2">cmp_1</text:span></text:p>
        </draw:rect>
        <draw:custom-shape draw:style-name="gr1" draw:text-style-name="P1" draw:layer="layout" svg:width="13.849cm" svg:height="13.094cm" svg:x="8.432cm" svg:y="11.656cm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4.041cm" svg:height="12.183cm" svg:x="17.75cm" svg:y="11.967cm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5" draw:layer="layout" svg:width="3.255cm" svg:height="3.175cm" svg:x="9.202cm" svg:y="13.511cm">
          <text:p text:style-name="P4"><text:span text:style-name="T2">mem_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5" draw:layer="layout" svg:width="3.255cm" svg:height="3.175cm" svg:x="9.202cm" svg:y="19.161cm">
          <text:p text:style-name="P4"><text:span text:style-name="T2">mem_2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line draw:style-name="gr29" draw:text-style-name="P1" draw:layer="layout" svg:width="5.801cm" svg:height="0.638cm" draw:transform="skewX (-0.505098285527064) rotate (-2.99428686472209) translate (18.4742754187262cm 19.1520717490244cm)" svg:viewBox="0 0 5802 639" draw:points="5802,-42923 3392,-43312 2947,-42673 0,-43134">
          <text:p text:style-name="P2"/>
        </draw:polyline>
        <draw:frame draw:style-name="gr30" draw:text-style-name="P8" draw:layer="layout" svg:width="2.732cm" svg:height="0.692cm" svg:x="12.795cm" svg:y="15.589cm">
          <draw:text-box>
            <text:p text:style-name="P2"><text:span text:style-name="T2">data_out_1</text:span></text:p>
          </draw:text-box>
        </draw:frame>
        <draw:line draw:style-name="gr29" draw:text-style-name="P1" draw:layer="layout" svg:x1="6.595cm" svg:y1="14.06cm" svg:x2="9.24cm" svg:y2="14.06cm">
          <text:p text:style-name="P2"/>
        </draw:line>
        <draw:line draw:style-name="gr29" draw:text-style-name="P1" draw:layer="layout" svg:x1="6.735cm" svg:y1="19.664cm" svg:x2="9.245cm" svg:y2="19.677cm">
          <text:p text:style-name="P2"/>
        </draw:line>
        <draw:frame draw:style-name="gr30" draw:text-style-name="P8" draw:layer="layout" svg:width="2.732cm" svg:height="0.692cm" svg:x="6.4cm" svg:y="13.376cm">
          <draw:text-box>
            <text:p text:style-name="P2"><text:span text:style-name="T2">data_in_1</text:span></text:p>
          </draw:text-box>
        </draw:frame>
        <draw:frame draw:style-name="gr31" draw:text-style-name="P8" draw:layer="layout" svg:width="2.732cm" svg:height="0.692cm" svg:x="6.4cm" svg:y="18.976cm">
          <draw:text-box>
            <text:p text:style-name="P2"><text:span text:style-name="T2">data_in_2</text:span></text:p>
          </draw:text-box>
        </draw:frame>
        <draw:frame draw:style-name="gr30" draw:text-style-name="P8" draw:layer="layout" svg:width="1.732cm" svg:height="0.692cm" svg:x="12.847cm" svg:y="13.871cm">
          <draw:text-box>
            <text:p text:style-name="P2"><text:span text:style-name="T2">ren_1</text:span></text:p>
          </draw:text-box>
        </draw:frame>
        <draw:frame draw:style-name="gr30" draw:text-style-name="P8" draw:layer="layout" svg:width="1.584cm" svg:height="0.692cm" svg:x="12.795cm" svg:y="20.489cm">
          <draw:text-box>
            <text:p text:style-name="P2"><text:span text:style-name="T2">ren_2</text:span></text:p>
          </draw:text-box>
        </draw:frame>
        <draw:frame draw:style-name="gr31" draw:text-style-name="P8" draw:layer="layout" svg:width="2.732cm" svg:height="0.692cm" svg:x="12.847cm" svg:y="14.65cm">
          <draw:text-box>
            <text:p text:style-name="P2"><text:span text:style-name="T2">req_1</text:span></text:p>
          </draw:text-box>
        </draw:frame>
        <draw:frame draw:style-name="gr30" draw:text-style-name="P8" draw:layer="layout" svg:width="2.732cm" svg:height="0.692cm" svg:x="12.795cm" svg:y="19.689cm">
          <draw:text-box>
            <text:p text:style-name="P2"><text:span text:style-name="T2">req_2</text:span></text:p>
          </draw:text-box>
        </draw:frame>
        <draw:polyline draw:style-name="gr32" draw:text-style-name="P1" draw:layer="layout" svg:width="5.812cm" svg:height="-0.001cm" draw:transform="skewX (1.55037597454627) translate (12.513046834345cm 14.45cm)" svg:viewBox="0 0 5813 0" draw:points="5813,28900 2168,28900 2158,28900 0,28900">
          <text:p text:style-name="P2"/>
        </draw:polyline>
        <draw:g>
          <draw:line draw:style-name="gr2" draw:text-style-name="P1" draw:layer="layout" svg:x1="17.479cm" svg:y1="16.413cm" svg:x2="17.479cm" svg:y2="17.469cm">
            <text:p text:style-name="P2"/>
          </draw:line>
          <draw:line draw:style-name="gr2" draw:text-style-name="P1" draw:layer="layout" svg:x1="16.84cm" svg:y1="16.227cm" svg:x2="16.84cm" svg:y2="16.876cm">
            <text:p text:style-name="P2"/>
          </draw:line>
          <draw:line draw:style-name="gr2" draw:text-style-name="P1" draw:layer="layout" svg:x1="16.84cm" svg:y1="16.227cm" svg:x2="17.479cm" svg:y2="16.413cm">
            <text:p text:style-name="P2"/>
          </draw:line>
          <draw:line draw:style-name="gr2" draw:text-style-name="P1" draw:layer="layout" svg:x1="16.84cm" svg:y1="17.674cm" svg:x2="17.479cm" svg:y2="17.488cm">
            <text:p text:style-name="P2"/>
          </draw:line>
          <draw:line draw:style-name="gr2" draw:text-style-name="P1" draw:layer="layout" svg:x1="16.84cm" svg:y1="17.026cm" svg:x2="16.84cm" svg:y2="17.656cm">
            <text:p text:style-name="P2"/>
          </draw:line>
          <draw:line draw:style-name="gr2" draw:text-style-name="P1" draw:layer="layout" svg:x1="16.84cm" svg:y1="16.876cm" svg:x2="17.018cm" svg:y2="16.953cm">
            <text:p text:style-name="P2"/>
          </draw:line>
          <draw:line draw:style-name="gr2" draw:text-style-name="P1" draw:layer="layout" svg:x1="16.84cm" svg:y1="17.025cm" svg:x2="17.018cm" svg:y2="16.948cm">
            <text:p text:style-name="P2"/>
          </draw:line>
          <draw:line draw:style-name="gr2" draw:text-style-name="P1" draw:layer="layout" svg:x1="17.216cm" svg:y1="16.864cm" svg:x2="17.216cm" svg:y2="17.046cm">
            <text:p text:style-name="P2"/>
          </draw:line>
          <draw:line draw:style-name="gr2" draw:text-style-name="P1" draw:layer="layout" svg:x1="17.148cm" svg:y1="16.949cm" svg:x2="17.296cm" svg:y2="16.949cm">
            <text:p text:style-name="P2"/>
          </draw:line>
        </draw:g>
        <draw:polyline draw:style-name="gr32" draw:text-style-name="P1" draw:layer="layout" svg:width="5.125cm" svg:height="2.524cm" draw:transform="skewX (0.0589921287173972) rotate (0.514348530562632) translate (12.1558899758526cm 19.5181811737191cm)" svg:viewBox="0 0 5126 2525" draw:points="0,46759 3129,48471 4407,45946 5126,46338">
          <text:p text:style-name="P2"/>
        </draw:polyline>
        <draw:custom-shape draw:style-name="gr33" draw:text-style-name="P1" draw:layer="layout" svg:width="1.137cm" svg:height="4.087cm" svg:x="18.294cm" svg:y="12.274cm">
          <text:p text:style-name="P2"/>
          <draw:enhanced-geometry svg:viewBox="0 0 21600 21600" draw:mirror-horizontal="true" draw:mirror-vertical="false" draw:type="rectangle" draw:enhanced-path="M 0 0 L 21600 0 21600 21600 0 21600 0 0 Z N"/>
        </draw:custom-shape>
        <draw:frame draw:style-name="gr34" draw:text-style-name="P5" draw:layer="layout" svg:width="1.327cm" svg:height="1.138cm" svg:x="18.18cm" svg:y="13.921cm">
          <draw:text-box>
            <text:p text:style-name="P4"><text:span text:style-name="T2">cod</text:span></text:p>
            <text:p text:style-name="P2"><text:span text:style-name="T5">2</text:span><text:span text:style-name="T6">n</text:span><text:span text:style-name="T5">-&gt;n</text:span></text:p>
          </draw:text-box>
        </draw:frame>
        <draw:frame draw:style-name="gr35" draw:text-style-name="P8" draw:layer="layout" svg:width="1.713cm" svg:height="0.692cm" svg:x="12.819cm" svg:y="13.124cm">
          <draw:text-box>
            <text:p text:style-name="P2"><text:span text:style-name="T2">raddr_1</text:span></text:p>
          </draw:text-box>
        </draw:frame>
        <draw:custom-shape draw:style-name="gr33" draw:text-style-name="P1" draw:layer="layout" svg:width="1.137cm" svg:height="4.087cm" svg:x="18.294cm" svg:y="19.673cm">
          <text:p text:style-name="P2"/>
          <draw:enhanced-geometry svg:viewBox="0 0 21600 21600" draw:mirror-horizontal="true" draw:mirror-vertical="false" draw:type="rectangle" draw:enhanced-path="M 0 0 L 21600 0 21600 21600 0 21600 0 0 Z N"/>
        </draw:custom-shape>
        <draw:frame draw:style-name="gr34" draw:text-style-name="P5" draw:layer="layout" svg:width="1.327cm" svg:height="1.138cm" svg:x="18.18cm" svg:y="21.32cm">
          <draw:text-box>
            <text:p text:style-name="P4"><text:span text:style-name="T2">cod</text:span></text:p>
            <text:p text:style-name="P2"><text:span text:style-name="T5">2</text:span><text:span text:style-name="T6">n</text:span><text:span text:style-name="T5">-&gt;n</text:span></text:p>
          </draw:text-box>
        </draw:frame>
        <draw:frame draw:style-name="gr35" draw:text-style-name="P8" draw:layer="layout" svg:width="1.713cm" svg:height="0.692cm" svg:x="12.827cm" svg:y="21.15cm">
          <draw:text-box>
            <text:p text:style-name="P2"><text:span text:style-name="T2">raddr_2</text:span></text:p>
          </draw:text-box>
        </draw:frame>
        <draw:custom-shape draw:style-name="gr36" draw:text-style-name="P1" draw:layer="layout" svg:width="1.184cm" svg:height="0.681cm" draw:transform="rotate (1.5707963267946) translate (18.351cm 19.273cm)">
          <text:p text:style-name="P2"/>
          <draw:enhanced-geometry svg:viewBox="0 0 21600 21600" draw:mirror-horizontal="false" draw:mirror-vertical="false" draw:glue-points="?f6 10800 10800 21600 ?f5 10800 10800 0" draw:text-areas="?f3 ?f3 ?f4 ?f4" draw:type="trapezoid" draw:modifiers="3036.3757495003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9" draw:text-style-name="P1" draw:layer="layout" svg:x1="18.341cm" svg:y1="13.742cm" svg:x2="12.48cm" svg:y2="13.74cm">
          <text:p text:style-name="P2"/>
        </draw:line>
        <draw:polyline draw:style-name="gr32" draw:text-style-name="P1" draw:layer="layout" svg:width="4.633cm" svg:height="1.259cm" draw:transform="skewX (0.586954227445582) rotate (2.89532669613285) translate (16.627562575292cm 16.708503374048cm)" svg:viewBox="0 0 4634 1260" draw:points="4634,-23893 1812,-23042 650,-24302 0,-24105">
          <text:p text:style-name="P2"/>
        </draw:polyline>
        <draw:polyline draw:style-name="gr32" draw:text-style-name="P1" draw:layer="layout" svg:width="5.812cm" svg:height="-0.001cm" draw:transform="skewX (1.55037597454627) translate (12.5136823503903cm 21.05cm)" svg:viewBox="0 0 5813 0" draw:points="5813,42100 2168,42100 2158,42100 0,42100">
          <text:p text:style-name="P2"/>
        </draw:polyline>
        <draw:frame draw:style-name="gr30" draw:text-style-name="P8" draw:layer="layout" svg:width="2.732cm" svg:height="0.692cm" svg:x="12.795cm" svg:y="18.99cm">
          <draw:text-box>
            <text:p text:style-name="P2"><text:span text:style-name="T2">data_out_2</text:span></text:p>
          </draw:text-box>
        </draw:frame>
        <draw:frame draw:style-name="gr37" draw:text-style-name="P9" draw:layer="layout" svg:width="2cm" svg:height="0.792cm" svg:x="22.513cm" svg:y="17.033cm">
          <draw:text-box>
            <text:p text:style-name="P2"><text:span text:style-name="T2">grant</text:span></text:p>
          </draw:text-box>
        </draw:frame>
        <draw:line draw:style-name="gr38" draw:text-style-name="P1" draw:layer="layout" svg:x1="17.479cm" svg:y1="16.94cm" svg:x2="24.393cm" svg:y2="16.94cm">
          <text:p text:style-name="P2"/>
        </draw:line>
        <draw:line draw:style-name="gr38" draw:text-style-name="P1" draw:layer="layout" svg:x1="24.259cm" svg:y1="17.75cm" svg:x2="21.18cm" svg:y2="17.76cm">
          <text:p text:style-name="P2"/>
        </draw:line>
        <draw:polyline draw:style-name="gr29" draw:text-style-name="P1" draw:layer="layout" svg:width="6.386cm" svg:height="1.919cm" draw:transform="skewX (-0.230208928338009) rotate (-0.456927198173215) translate (12.7352847265295cm 15.0784536719351cm)" svg:viewBox="0 0 6387 1920" draw:points="0,16996 2656,15826 3147,17746 6387,16326">
          <text:p text:style-name="P2"/>
        </draw:polyline>
        <draw:line draw:style-name="gr29" draw:text-style-name="P1" draw:layer="layout" svg:x1="18.342cm" svg:y1="21.842cm" svg:x2="12.481cm" svg:y2="21.84cm">
          <text:p text:style-name="P2"/>
        </draw:line>
        <draw:polyline draw:style-name="gr29" draw:text-style-name="P1" draw:layer="layout" svg:width="4.125cm" svg:height="0.579cm" draw:transform="skewX (0.298451302090974) rotate (-1.72490889974686) translate (20.5926342362824cm 18.0815918777881cm)" svg:viewBox="0 0 4126 580" draw:points="0,-46192 243,-45668 3867,-46248 4126,-45689">
          <text:p text:style-name="P2"/>
        </draw:polyline>
        <draw:frame draw:style-name="gr30" draw:text-style-name="P8" draw:layer="layout" svg:width="2.715cm" svg:height="0.692cm" svg:x="22.513cm" svg:y="18.089cm">
          <draw:text-box>
            <text:p text:style-name="P2"><text:span text:style-name="T2">data_out</text:span></text:p>
          </draw:text-box>
        </draw:frame>
        <draw:line draw:style-name="gr38" draw:text-style-name="P1" draw:layer="layout" svg:x1="19.032cm" svg:y1="18.74cm" svg:x2="24.259cm" svg:y2="18.74cm">
          <text:p text:style-name="P2"/>
        </draw:line>
        <draw:polyline draw:style-name="gr32" draw:text-style-name="P1" draw:layer="layout" svg:width="2.72cm" svg:height="0.002cm" draw:transform="skewX (-1.55334303427466) rotate (3.1415926535892) translate (24.5118698842362cm 16.0149999999888cm)" svg:viewBox="0 0 2721 3" draw:points="0,-32027 1731,-32027 1735,-32027 2721,-32030">
          <text:p text:style-name="P2"/>
        </draw:polyline>
        <draw:frame draw:style-name="gr30" draw:text-style-name="P8" draw:layer="layout" svg:width="1.926cm" svg:height="0.692cm" svg:x="22.513cm" svg:y="15.35cm">
          <draw:text-box>
            <text:p text:style-name="P2"><text:span text:style-name="T2">ren</text:span></text:p>
          </draw:text-box>
        </draw:frame>
        <draw:rect draw:style-name="gr22" draw:text-style-name="P5" draw:layer="layout" svg:width="1.8cm" svg:height="0.5cm" svg:x="43.2cm" svg:y="10.72cm">
          <text:p text:style-name="P4"><text:span text:style-name="T2">radr_1</text:span></text:p>
        </draw:rect>
        <draw:rect draw:style-name="gr22" draw:text-style-name="P5" draw:layer="layout" svg:width="1.8cm" svg:height="1.028cm" svg:x="40.9cm" svg:y="10.192cm">
          <text:p text:style-name="P4"><text:span text:style-name="T2">cmp_1</text:span></text:p>
        </draw:rect>
        <draw:rect draw:style-name="gr22" draw:text-style-name="P5" draw:layer="layout" svg:width="1.8cm" svg:height="0.5cm" svg:x="38.6cm" svg:y="10.72cm">
          <text:p text:style-name="P4"><text:span text:style-name="T2">wadr_1</text:span></text:p>
        </draw:rect>
        <draw:polyline draw:style-name="gr39" draw:text-style-name="P1" draw:layer="layout" svg:width="2.059cm" svg:height="1.025cm" draw:transform="skewX (0.0349065850398799) rotate (0.808436509523621) translate (35.8393403320647cm 12.1408717657471cm)" svg:viewBox="0 0 2060 1026" draw:points="0,69410 221,69634 1265,68608 2060,69411">
          <text:p text:style-name="P2"/>
        </draw:polyline>
        <draw:rect draw:style-name="gr27" draw:text-style-name="P5" draw:layer="layout" svg:width="7.959cm" svg:height="1.471cm" svg:x="37.799cm" svg:y="11.637cm">
          <text:p text:style-name="P4"><text:span text:style-name="T2">cmp_1</text:span></text:p>
        </draw:rect>
        <draw:rect draw:style-name="gr22" draw:text-style-name="P5" draw:layer="layout" svg:width="1.8cm" svg:height="0.5cm" svg:x="43.2cm" svg:y="12.32cm">
          <text:p text:style-name="P4"><text:span text:style-name="T2">radr_2</text:span></text:p>
        </draw:rect>
        <draw:rect draw:style-name="gr22" draw:text-style-name="P5" draw:layer="layout" svg:width="1.8cm" svg:height="0.966cm" svg:x="40.9cm" svg:y="11.854cm">
          <text:p text:style-name="P4"><text:span text:style-name="T2">cmp_2</text:span></text:p>
        </draw:rect>
        <draw:rect draw:style-name="gr22" draw:text-style-name="P5" draw:layer="layout" svg:width="1.8cm" svg:height="0.5cm" svg:x="38.6cm" svg:y="12.32cm">
          <text:p text:style-name="P4"><text:span text:style-name="T2">wadr_2</text:span></text:p>
        </draw:rect>
        <draw:polyline draw:style-name="gr39" draw:text-style-name="P1" draw:layer="layout" svg:width="12.364cm" svg:height="0.19cm" draw:transform="skewX (-1.55334303427466) translate (25.4576173318446cm 12.8930000000548cm)" svg:viewBox="0 0 12365 191" draw:points="0,25977 592,25977 11534,25786 12365,25786">
          <text:p text:style-name="P2"/>
        </draw:polyline>
        <draw:rect draw:style-name="gr27" draw:text-style-name="P5" draw:layer="layout" svg:width="7.959cm" svg:height="1.471cm" svg:x="37.799cm" svg:y="15.038cm">
          <text:p text:style-name="P4"><text:span text:style-name="T2">cmp_1</text:span></text:p>
        </draw:rect>
        <draw:rect draw:style-name="gr8" draw:text-style-name="P5" draw:layer="layout" svg:width="1.8cm" svg:height="0.5cm" svg:x="43.2cm" svg:y="15.721cm">
          <text:p text:style-name="P4"><text:span text:style-name="T2">radr_n</text:span></text:p>
        </draw:rect>
        <draw:rect draw:style-name="gr8" draw:text-style-name="P5" draw:layer="layout" svg:width="1.8cm" svg:height="0.966cm" svg:x="40.9cm" svg:y="15.255cm">
          <text:p text:style-name="P4"><text:span text:style-name="T2">cmp_n</text:span></text:p>
        </draw:rect>
        <draw:rect draw:style-name="gr8" draw:text-style-name="P5" draw:layer="layout" svg:width="1.8cm" svg:height="0.5cm" svg:x="38.6cm" svg:y="15.721cm">
          <text:p text:style-name="P4"><text:span text:style-name="T2">wadr_n</text:span></text:p>
        </draw:rect>
        <draw:polyline draw:style-name="gr39" draw:text-style-name="P1" draw:layer="layout" svg:width="2.092cm" svg:height="1.039cm" draw:transform="skewX (-0.101578162466051) rotate (2.29982035535249) translate (37.326659979963cm 16.8447180265992cm)" svg:viewBox="0 0 2093 1040" draw:points="2093,33926 1745,34276 687,33236 0,33927">
          <text:p text:style-name="P2"/>
        </draw:polyline>
        <draw:polyline draw:style-name="gr10" draw:text-style-name="P1" draw:layer="layout" svg:width="7.954cm" svg:height="1.828cm" draw:transform="skewX (-0.0102974425867646) rotate (1.8036232490106) translate (49.781cm 21.603cm)" svg:viewBox="0 0 7955 1829" draw:points="0,86907 7567,88736 7955,87168">
          <text:p text:style-name="P2"/>
        </draw:polyline>
        <draw:custom-shape draw:style-name="gr3" draw:text-style-name="P1" draw:layer="layout" svg:width="6.12cm" svg:height="0.694cm" draw:transform="rotate (-1.57079632679579) translate (33.2cm 9.9cm)">
          <text:p text:style-name="P2"/>
          <draw:enhanced-geometry svg:viewBox="0 0 21600 21600" draw:mirror-horizontal="false" draw:mirror-vertical="false" draw:glue-points="?f6 10800 10800 21600 ?f5 10800 10800 0" draw:text-areas="?f3 ?f3 ?f4 ?f4" draw:type="trapezoid" draw:modifiers="1133.62664990572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polyline draw:style-name="gr39" draw:text-style-name="P1" draw:layer="layout" svg:width="7.595cm" svg:height="-0.001cm" draw:transform="skewX (-1.55229583672346) translate (33.280148296016cm 10.4cm)" svg:viewBox="0 0 7596 0" draw:points="7596,20800 4482,20800 4476,20800 0,20800">
          <text:p text:style-name="P2"/>
        </draw:polyline>
        <draw:polyline draw:style-name="gr39" draw:text-style-name="P1" draw:layer="layout" svg:width="7.595cm" svg:height="-0.001cm" draw:transform="skewX (-1.55229583672346) translate (33.2801482960161cm 12.1cm)" svg:viewBox="0 0 7596 0" draw:points="7596,24200 4482,24200 4476,24200 0,24200">
          <text:p text:style-name="P2"/>
        </draw:polyline>
        <draw:rect draw:style-name="gr40" draw:text-style-name="P10" draw:layer="layout" svg:width="0.9cm" svg:height="2.827cm" svg:x="35.5cm" svg:y="12.384cm">
          <text:p text:style-name="P4"><text:span text:style-name="T1">dec</text:span></text:p>
        </draw:rect>
        <draw:polyline draw:style-name="gr39" draw:text-style-name="P1" draw:layer="layout" svg:width="7.595cm" svg:height="-0.001cm" draw:transform="skewX (-1.55229583672346) translate (33.2801482960164cm 15.5cm)" svg:viewBox="0 0 7596 0" draw:points="7596,31000 4482,31000 4476,31000 0,31000">
          <text:p text:style-name="P2"/>
        </draw:polyline>
        <draw:line draw:style-name="gr9" draw:text-style-name="P1" draw:layer="layout" svg:x1="47cm" svg:y1="13.421cm" svg:x2="47cm" svg:y2="14.921cm">
          <text:p text:style-name="P2"/>
        </draw:line>
        <draw:polyline draw:style-name="gr39" draw:text-style-name="P1" draw:layer="layout" svg:width="2.105cm" svg:height="1.051cm" draw:transform="skewX (0.0258308729295111) rotate (-0.777893247614912) translate (46.3925958286512cm 10.6667354154268cm)" svg:viewBox="0 0 2106 1052" draw:points="2106,-49094 1880,-48865 814,-49917 0,-49094">
          <text:p text:style-name="P2"/>
        </draw:polyline>
        <draw:polyline draw:style-name="gr39" draw:text-style-name="P1" draw:layer="layout" svg:width="12.887cm" svg:height="0.247cm" draw:transform="skewX (1.54915424406987) translate (45.869cm 12.837cm)" svg:viewBox="0 0 12888 248" draw:points="12888,25922 12293,25922 836,25674 0,25674">
          <text:p text:style-name="P2"/>
        </draw:polyline>
        <draw:polyline draw:style-name="gr39" draw:text-style-name="P1" draw:layer="layout" svg:width="2.157cm" svg:height="1.077cm" draw:transform="skewX (0.0223402144255232) rotate (-2.33926479644874) translate (47.8034108861999cm 15.2818880037255cm)" svg:viewBox="0 0 2158 1078" draw:points="0,-89266 358,-88904 1449,-89982 2158,-89266">
          <text:p text:style-name="P2"/>
        </draw:polyline>
        <draw:rect draw:style-name="gr40" draw:text-style-name="P10" draw:layer="layout" svg:width="0.9cm" svg:height="2.827cm" svg:x="47.3cm" svg:y="12.385cm">
          <text:p text:style-name="P4"><text:span text:style-name="T1">dec</text:span></text:p>
        </draw:rect>
        <draw:polyline draw:style-name="gr18" draw:text-style-name="P1" draw:layer="layout" svg:width="9.563cm" svg:height="5.319cm" draw:transform="skewX (-0.746826386928233) rotate (-2.56179427607798) translate (45.2337584165566cm 12.5915164730914cm)" svg:viewBox="0 0 9564 5320" draw:points="0,-65311 3556,-67569 8396,-70631 9564,-68735">
          <text:p text:style-name="P2"/>
        </draw:polyline>
        <draw:line draw:style-name="gr41" draw:text-style-name="P1" draw:layer="layout" svg:x1="38.187cm" svg:y1="10.9cm" svg:x2="38.6cm" svg:y2="10.9cm">
          <text:p text:style-name="P2"/>
        </draw:line>
        <draw:line draw:style-name="gr41" draw:text-style-name="P1" draw:layer="layout" svg:x1="38.171cm" svg:y1="12.552cm" svg:x2="38.6cm" svg:y2="12.545cm">
          <text:p text:style-name="P2"/>
        </draw:line>
        <draw:line draw:style-name="gr41" draw:text-style-name="P1" draw:layer="layout" svg:x1="38.171cm" svg:y1="15.953cm" svg:x2="38.6cm" svg:y2="15.946cm">
          <text:p text:style-name="P2"/>
        </draw:line>
        <draw:polyline draw:style-name="gr18" draw:text-style-name="P1" draw:layer="layout" svg:width="9.683cm" svg:height="5.357cm" draw:transform="skewX (0.758345559991393) rotate (2.56964825771077) translate (46.2900937229223cm 17.87433838989cm)" svg:viewBox="0 0 9684 5358" draw:points="9684,25409 1177,20051 0,22016">
          <text:p text:style-name="P2"/>
        </draw:polyline>
        <draw:line draw:style-name="gr41" draw:text-style-name="P1" draw:layer="layout" svg:x1="45.365cm" svg:y1="10.903cm" svg:x2="45cm" svg:y2="10.901cm">
          <text:p text:style-name="P2"/>
        </draw:line>
        <draw:line draw:style-name="gr41" draw:text-style-name="P1" draw:layer="layout" svg:x1="45.342cm" svg:y1="12.553cm" svg:x2="45cm" svg:y2="12.546cm">
          <text:p text:style-name="P2"/>
        </draw:line>
        <draw:line draw:style-name="gr41" draw:text-style-name="P1" draw:layer="layout" svg:x1="45.342cm" svg:y1="15.954cm" svg:x2="45cm" svg:y2="15.947cm">
          <text:p text:style-name="P2"/>
        </draw:line>
        <draw:rect draw:style-name="gr42" draw:text-style-name="P11" draw:layer="layout" svg:width="0.923cm" svg:height="2.042cm" svg:x="35.6cm" svg:y="18.185cm">
          <text:p text:style-name="P2"/>
        </draw:rect>
        <draw:polyline draw:style-name="gr39" draw:text-style-name="P1" draw:layer="layout" svg:width="296.367cm" svg:height="5.833cm" draw:transform="skewX (-1.55107410624707) translate (-263.868121607316cm 12.8000000014032cm)" svg:viewBox="0 0 296368 5834" draw:points="296368,25600 295770,25600 295770,25600 0,31434 3608,31434">
          <text:p text:style-name="P2"/>
        </draw:polyline>
        <draw:polyline draw:style-name="gr10" draw:text-style-name="P1" draw:layer="layout" svg:width="3.971cm" svg:height="1.806cm" draw:transform="skewX (0.0589921287173972) rotate (0.9016370915801) translate (32.4724590562581cm 16.2999421618701cm)" svg:viewBox="0 0 3972 1807" draw:points="0,71612 1153,72969 3331,71162 3972,71915">
          <text:p text:style-name="P2"/>
        </draw:polyline>
        <draw:polyline draw:style-name="gr39" draw:text-style-name="P1" draw:layer="layout" svg:width="39.816cm" svg:height="1.16cm" draw:transform="skewX (1.5416493282863) translate (38.879472535211cm 17.539cm)" svg:viewBox="0 0 39817 1161" draw:points="37465,36239 39813,36239 39817,36239 0,35078">
          <text:p text:style-name="P2"/>
        </draw:polyline>
        <draw:line draw:style-name="gr39" draw:text-style-name="P1" draw:layer="layout" svg:x1="38.9cm" svg:y1="14.155cm" svg:x2="38.9cm" svg:y2="14.155cm">
          <text:p text:style-name="P2"/>
        </draw:line>
        <draw:polyline draw:style-name="gr39" draw:text-style-name="P1" draw:layer="layout" svg:width="49.572cm" svg:height="1.661cm" draw:transform="skewX (1.53728600515632) translate (39.4659999999998cm 17.539cm)" svg:viewBox="0 0 49573 1662" draw:points="46635,36740 49568,36740 49573,36740 0,35078">
          <text:p text:style-name="P2"/>
        </draw:polyline>
        <draw:frame draw:style-name="gr43" draw:text-style-name="P12" draw:layer="layout" svg:width="3cm" svg:height="1cm" svg:x="36.5cm" svg:y="18.1cm">
          <draw:text-box>
            <text:p text:style-name="P2"><text:span text:style-name="T1">Offset</text:span></text:p>
          </draw:text-box>
        </draw:frame>
        <draw:frame draw:style-name="gr43" draw:text-style-name="P12" draw:layer="layout" svg:width="3cm" svg:height="1cm" svg:x="36.5cm" svg:y="18.6cm">
          <draw:text-box>
            <text:p text:style-name="P2"><text:span text:style-name="T1">Offset_en</text:span></text:p>
          </draw:text-box>
        </draw:frame>
        <draw:polyline draw:style-name="gr18" draw:text-style-name="P1" draw:layer="layout" svg:width="6.451cm" svg:height="5.935cm" draw:transform="skewX (-0.0354301838154782) rotate (-2.14186805804822) translate (54.228cm 21.603cm)" svg:viewBox="0 0 6452 5936" draw:points="0,-114601 3603,-108665 6109,-110231 6452,-109667">
          <text:p text:style-name="P2"/>
        </draw:polyline>
        <draw:polyline draw:style-name="gr18" draw:text-style-name="P1" draw:layer="layout" svg:width="4.08cm" svg:height="0.804cm" draw:transform="skewX (-1.35629536172454) rotate (-1.41546202336832) translate (47.3926798144955cm 18.8269082646176cm)" svg:viewBox="0 0 4081 805" draw:points="0,-87014 3822,-87819 4081,-87674">
          <text:p text:style-name="P2"/>
        </draw:polyline>
        <draw:frame draw:style-name="gr44" draw:text-style-name="P3" draw:layer="layout" svg:width="4cm" svg:height="1.487cm" svg:x="32.792cm" svg:y="19.641cm">
          <draw:text-box>
            <text:p text:style-name="P2"><text:span text:style-name="T1">wr_flow</text:span></text:p>
          </draw:text-box>
        </draw:frame>
        <draw:line draw:style-name="gr29" draw:text-style-name="P1" draw:layer="layout" svg:x1="29.854cm" svg:y1="20.913cm" svg:x2="39.9cm" svg:y2="20.913cm">
          <text:p text:style-name="P2"/>
        </draw:line>
        <draw:line draw:style-name="gr29" draw:text-style-name="P1" draw:layer="layout" svg:x1="44.3cm" svg:y1="20.9cm" svg:x2="54.4cm" svg:y2="20.913cm">
          <text:p text:style-name="P2"/>
        </draw:line>
        <draw:frame draw:style-name="gr43" draw:text-style-name="P12" draw:layer="layout" svg:width="3cm" svg:height="1cm" svg:x="45.2cm" svg:y="21.4cm">
          <draw:text-box>
            <text:p text:style-name="P2"><text:span text:style-name="T1">rd_flow</text:span></text:p>
          </draw:text-box>
        </draw:frame>
        <draw:frame draw:style-name="gr45" draw:text-style-name="P3" draw:layer="layout" svg:width="2.022cm" svg:height="0.78cm" svg:x="33.692cm" svg:y="9.642cm">
          <draw:text-box>
            <text:p text:style-name="P2"><text:span text:style-name="T1">full</text:span></text:p>
          </draw:text-box>
        </draw:frame>
        <draw:frame draw:style-name="gr43" draw:text-style-name="P12" draw:layer="layout" svg:width="3cm" svg:height="1cm" svg:x="34.7cm" svg:y="16.4cm">
          <draw:text-box>
            <text:p text:style-name="P2"><text:span text:style-name="T1">wadr_array</text:span></text:p>
          </draw:text-box>
        </draw:frame>
        <draw:frame draw:style-name="gr43" draw:text-style-name="P12" draw:layer="layout" svg:width="3cm" svg:height="1cm" svg:x="46.4cm" svg:y="16.4cm">
          <draw:text-box>
            <text:p text:style-name="P2"><text:span text:style-name="T1">radr_array</text:span></text:p>
          </draw:text-box>
        </draw:frame>
        <draw:line draw:style-name="gr46" draw:text-style-name="P1" draw:layer="layout" svg:x1="40.4cm" svg:y1="15.946cm" svg:x2="40.896cm" svg:y2="15.946cm">
          <text:p text:style-name="P2"/>
        </draw:line>
        <draw:line draw:style-name="gr46" draw:text-style-name="P1" draw:layer="layout" svg:x1="40.4cm" svg:y1="10.946cm" svg:x2="40.896cm" svg:y2="10.946cm">
          <text:p text:style-name="P2"/>
        </draw:line>
        <draw:line draw:style-name="gr46" draw:text-style-name="P1" draw:layer="layout" svg:x1="40.4cm" svg:y1="12.546cm" svg:x2="40.896cm" svg:y2="12.546cm">
          <text:p text:style-name="P2"/>
        </draw:line>
        <draw:line draw:style-name="gr46" draw:text-style-name="P1" draw:layer="layout" svg:x1="43.2cm" svg:y1="15.946cm" svg:x2="42.704cm" svg:y2="15.946cm">
          <text:p text:style-name="P2"/>
        </draw:line>
        <draw:line draw:style-name="gr46" draw:text-style-name="P1" draw:layer="layout" svg:x1="43.2cm" svg:y1="10.946cm" svg:x2="42.704cm" svg:y2="10.946cm">
          <text:p text:style-name="P2"/>
        </draw:line>
        <draw:line draw:style-name="gr46" draw:text-style-name="P1" draw:layer="layout" svg:x1="43.2cm" svg:y1="12.546cm" svg:x2="42.704cm" svg:y2="12.546cm">
          <text:p text:style-name="P2"/>
        </draw:line>
        <draw:frame draw:style-name="gr15" draw:text-style-name="P6" draw:layer="layout" svg:width="4cm" svg:height="0.969cm" svg:x="40.9cm" svg:y="16.551cm">
          <draw:text-box>
            <text:p text:style-name="P2"><text:span text:style-name="T3">control</text:span></text:p>
          </draw:text-box>
        </draw:frame>
        <draw:line draw:style-name="gr2" draw:text-style-name="P1" draw:layer="layout" svg:x1="21.18cm" svg:y1="17.348cm" svg:x2="21.18cm" svg:y2="18.208cm">
          <text:p text:style-name="P2"/>
        </draw:line>
        <draw:line draw:style-name="gr2" draw:text-style-name="P1" draw:layer="layout" svg:x1="20.541cm" svg:y1="17.197cm" svg:x2="20.541cm" svg:y2="17.725cm">
          <text:p text:style-name="P2"/>
        </draw:line>
        <draw:line draw:style-name="gr2" draw:text-style-name="P1" draw:layer="layout" svg:x1="20.541cm" svg:y1="17.197cm" svg:x2="21.18cm" svg:y2="17.348cm">
          <text:p text:style-name="P2"/>
        </draw:line>
        <draw:line draw:style-name="gr2" draw:text-style-name="P1" draw:layer="layout" svg:x1="20.541cm" svg:y1="18.375cm" svg:x2="21.18cm" svg:y2="18.224cm">
          <text:p text:style-name="P2"/>
        </draw:line>
        <draw:line draw:style-name="gr2" draw:text-style-name="P1" draw:layer="layout" svg:x1="20.541cm" svg:y1="17.847cm" svg:x2="20.541cm" svg:y2="18.36cm">
          <text:p text:style-name="P2"/>
        </draw:line>
        <draw:line draw:style-name="gr2" draw:text-style-name="P1" draw:layer="layout" svg:x1="20.541cm" svg:y1="17.725cm" svg:x2="20.719cm" svg:y2="17.788cm">
          <text:p text:style-name="P2"/>
        </draw:line>
        <draw:line draw:style-name="gr2" draw:text-style-name="P1" draw:layer="layout" svg:x1="20.541cm" svg:y1="17.847cm" svg:x2="20.719cm" svg:y2="17.784cm">
          <text:p text:style-name="P2"/>
        </draw:line>
        <draw:polyline draw:style-name="gr29" draw:text-style-name="P1" draw:layer="layout" svg:width="3.347cm" svg:height="0.591cm" draw:transform="skewX (-0.182561439758572) rotate (-1.38020637247804) translate (19.9844255742175cm 14.1855121891851cm)" svg:viewBox="0 0 3348 592" draw:points="3348,-33789 3155,-33279 219,-33871 0,-33289">
          <text:p text:style-name="P2"/>
        </draw:polyline>
        <draw:frame draw:style-name="gr37" draw:text-style-name="P9" draw:layer="layout" svg:width="1.812cm" svg:height="0.792cm" svg:x="22.513cm" svg:y="16.233cm">
          <draw:text-box>
            <text:p text:style-name="P2"><text:span text:style-name="T2">reqs</text:span></text:p>
          </draw:text-box>
        </draw:frame>
        <draw:frame draw:style-name="gr44" draw:text-style-name="P3" draw:layer="layout" svg:width="4cm" svg:height="1.487cm" svg:x="29.492cm" svg:y="20.042cm">
          <draw:text-box>
            <text:p text:style-name="P2"><text:span text:style-name="T1">data_in</text:span></text:p>
          </draw:text-box>
        </draw:frame>
        <draw:frame draw:style-name="gr44" draw:text-style-name="P3" draw:layer="layout" svg:width="4cm" svg:height="1.487cm" svg:x="52.6cm" svg:y="20.013cm">
          <draw:text-box>
            <text:p text:style-name="P2"><text:span text:style-name="T1">data_out</text:span></text:p>
          </draw:text-box>
        </draw:frame>
        <draw:frame draw:style-name="gr44" draw:text-style-name="P3" draw:layer="layout" svg:width="4cm" svg:height="1.487cm" svg:x="52.6cm" svg:y="20.914cm">
          <draw:text-box>
            <text:p text:style-name="P2"><text:span text:style-name="T1">raddr</text:span></text:p>
          </draw:text-box>
        </draw:frame>
        <draw:polyline draw:style-name="gr39" draw:text-style-name="P1" draw:layer="layout" svg:width="7.595cm" svg:height="-0.001cm" draw:transform="skewX (-1.55229583672346) translate (33.280148296016cm 10.4cm)" svg:viewBox="0 0 7596 0" draw:points="7596,20800 4482,20800 4476,20800 0,20800">
          <text:p text:style-name="P2"/>
        </draw:polyline>
        <draw:polyline draw:style-name="gr39" draw:text-style-name="P1" draw:layer="layout" svg:width="7.595cm" svg:height="-0.001cm" draw:transform="skewX (-1.55229583672346) translate (33.2801482960161cm 12.1cm)" svg:viewBox="0 0 7596 0" draw:points="7596,24200 4482,24200 4476,24200 0,24200">
          <text:p text:style-name="P2"/>
        </draw:polyline>
        <draw:polyline draw:style-name="gr39" draw:text-style-name="P1" draw:layer="layout" svg:width="7.595cm" svg:height="-0.001cm" draw:transform="skewX (-1.55229583672346) translate (33.2801482960164cm 15.5cm)" svg:viewBox="0 0 7596 0" draw:points="7596,31000 4482,31000 4476,31000 0,31000">
          <text:p text:style-name="P2"/>
        </draw:polyline>
        <draw:polyline draw:style-name="gr39" draw:text-style-name="P1" draw:layer="layout" svg:width="7.828cm" svg:height="-0.001cm" draw:transform="skewX (-1.54444185508949) translate (42.68cm 10.4cm)" svg:viewBox="0 0 7829 0" draw:points="0,20800 3210,20800 3216,20800 7829,20800">
          <text:p text:style-name="P2"/>
        </draw:polyline>
        <draw:polyline draw:style-name="gr39" draw:text-style-name="P1" draw:layer="layout" svg:width="7.828cm" svg:height="-0.001cm" draw:transform="skewX (-1.54444185508949) translate (42.6799999999999cm 12.1cm)" svg:viewBox="0 0 7829 0" draw:points="0,24200 3210,24200 3216,24200 7829,24200">
          <text:p text:style-name="P2"/>
        </draw:polyline>
        <draw:polyline draw:style-name="gr39" draw:text-style-name="P1" draw:layer="layout" svg:width="7.828cm" svg:height="-0.001cm" draw:transform="skewX (-1.54444185508949) translate (42.6799999999999cm 15.5cm)" svg:viewBox="0 0 7829 0" draw:points="0,31000 3210,31000 3216,31000 7829,31000">
          <text:p text:style-name="P2"/>
        </draw:polyline>
        <draw:rect draw:style-name="gr42" draw:text-style-name="P11" draw:layer="layout" svg:width="0.681cm" svg:height="6.626cm" svg:x="50.556cm" svg:y="9.749cm">
          <text:p text:style-name="P2"/>
        </draw:rect>
        <draw:line draw:style-name="gr29" draw:text-style-name="P1" draw:layer="layout" svg:x1="51.237cm" svg:y1="13.079cm" svg:x2="54.379cm" svg:y2="13.083cm">
          <text:p text:style-name="P2"/>
        </draw:line>
        <draw:frame draw:style-name="gr30" draw:text-style-name="P3" draw:layer="layout" svg:width="3.373cm" svg:height="0.78cm" svg:x="52.579cm" svg:y="12.391cm">
          <draw:text-box>
            <text:p text:style-name="P2"><text:span text:style-name="T1">req</text:span></text:p>
          </draw:text-box>
        </draw:frame>
        <draw:polyline draw:style-name="gr32" draw:text-style-name="P1" draw:layer="layout" svg:width="2.043cm" svg:height="-0.001cm" draw:transform="skewX (-1.55334303427466) rotate (1.5707963267946) translate (49.242cm 32.4529999999999cm)" svg:viewBox="0 0 2044 0" draw:points="0,98484 1731,98484 1735,98484 2044,98484">
          <text:p text:style-name="P2"/>
        </draw:polyline>
        <draw:polyline draw:style-name="gr32" draw:text-style-name="P1" draw:layer="layout" svg:width="2.043cm" svg:height="-0.001cm" draw:transform="skewX (-1.55334303427466) rotate (1.5707963267946) translate (50.442cm 32.4529999999998cm)" svg:viewBox="0 0 2044 0" draw:points="0,100884 1731,100884 1735,100884 2044,100884">
          <text:p text:style-name="P2"/>
        </draw:polyline>
        <draw:line draw:style-name="gr47" draw:text-style-name="P1" draw:layer="layout" svg:x1="18.697cm" svg:y1="19.673cm" svg:x2="18.695cm" svg:y2="19.173cm">
          <text:p text:style-name="P2"/>
        </draw:line>
        <draw:frame draw:style-name="gr45" draw:text-style-name="P3" draw:layer="layout" svg:width="2.022cm" svg:height="0.78cm" svg:x="48.492cm" svg:y="9.642cm">
          <draw:text-box>
            <text:p text:style-name="P2"><text:span text:style-name="T1">empty</text:span></text:p>
          </draw:text-box>
        </draw:frame>
        <draw:frame draw:style-name="gr45" draw:text-style-name="P3" draw:layer="layout" svg:width="2.022cm" svg:height="0.78cm" svg:x="35.892cm" svg:y="10.542cm">
          <draw:text-box>
            <text:p text:style-name="P2"><text:span text:style-name="T1">wen</text:span></text:p>
          </draw:text-box>
        </draw:frame>
        <draw:frame draw:style-name="gr45" draw:text-style-name="P3" draw:layer="layout" svg:width="2.022cm" svg:height="0.78cm" svg:x="46.492cm" svg:y="10.542cm">
          <draw:text-box>
            <text:p text:style-name="P2"><text:span text:style-name="T1">ren</text:span></text:p>
          </draw:text-box>
        </draw:frame>
        <draw:frame draw:style-name="gr30" draw:text-style-name="P8" draw:layer="layout" svg:width="3.373cm" svg:height="0.692cm" draw:transform="rotate (1.5707963267946) translate (50.527cm 14.222cm)">
          <draw:text-box>
            <text:p text:style-name="P2"><text:span text:style-name="T2">processing</text:span></text:p>
          </draw:text-box>
        </draw:frame>
        <draw:frame draw:style-name="gr5" draw:text-style-name="P3" draw:layer="layout" svg:width="1cm" svg:height="2.367cm" svg:x="32.5cm" svg:y="11.451cm">
          <draw:text-box>
            <text:p text:style-name="P2"><text:span text:style-name="T1"/></text:p>
            <text:p text:style-name="P2"><text:span text:style-name="T1">M</text:span></text:p>
            <text:p text:style-name="P2"><text:span text:style-name="T1">U</text:span></text:p>
            <text:p text:style-name="P2"><text:span text:style-name="T1">X</text:span></text:p>
          </draw:text-box>
        </draw:frame>
        <draw:frame draw:style-name="gr13" draw:text-style-name="P6" draw:layer="layout" svg:width="2cm" svg:height="0.969cm" draw:transform="rotate (1.5707963267946) translate (50.923cm 32.15cm)">
          <draw:text-box>
            <text:p text:style-name="P2"><text:span text:style-name="T3">clk</text:span></text:p>
          </draw:text-box>
        </draw:frame>
        <draw:polyline draw:style-name="gr32" draw:text-style-name="P1" draw:layer="layout" svg:width="2.043cm" svg:height="-0.001cm" draw:transform="skewX (-1.55334303427466) rotate (1.5707963267946) translate (51.743cm 32.454000000001cm)" svg:viewBox="0 0 2044 0" draw:points="0,103486 1731,103486 1735,103486 2044,103486">
          <text:p text:style-name="P2"/>
        </draw:polyline>
        <draw:frame draw:style-name="gr43" draw:text-style-name="P12" draw:layer="layout" svg:width="3cm" svg:height="1cm" svg:x="48cm" svg:y="19.7cm">
          <draw:text-box>
            <text:p text:style-name="P2"><text:span text:style-name="T1">rd_flow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draw:stroke-dash draw:name="Fine_20_Dotted" draw:display-name="Fine Dotted" draw:style="rect" draw:dots1="1" draw:distance="0.457cm"/>
    <draw:stroke-dash draw:name="Line_20_with_20_Fine_20_Dots" draw:display-name="Line with Fine Dots" draw:style="rect" draw:dots1="1" draw:dots1-length="2.007cm" draw:dots2="10" draw:distance="0.15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11cm" fo:page-height="42.012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creation-date>2010-10-11T04:09:57</meta:creation-date>
    <dc:creator>Carlos Zerbini</dc:creator>
    <dc:date>2010-11-03T16:12:47</dc:date>
    <meta:editing-cycles>25</meta:editing-cycles>
    <meta:editing-duration>PT10H46M8S</meta:editing-duration>
    <meta:user-defined meta:name="Info 1"/>
    <meta:user-defined meta:name="Info 2"/>
    <meta:user-defined meta:name="Info 3"/>
    <meta:user-defined meta:name="Info 4"/>
    <meta:document-statistic meta:object-count="198"/>
  </office:meta>
</office:document-meta>
</file>